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Table_20_Contents">
      <style:text-properties officeooo:rsid="0014255e" officeooo:paragraph-rsid="0014255e"/>
    </style:style>
    <style:style style:name="P4" style:family="paragraph" style:parent-style-name="Standard">
      <style:text-properties officeooo:rsid="0011f880" officeooo:paragraph-rsid="0011f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efined</text:p>
          </table:table-cell>
          <table:table-cell table:style-name="Table1.A1" office:value-type="string">
            <text:p text:style-name="P3">In Progress</text:p>
          </table:table-cell>
          <table:table-cell table:style-name="Table1.C1" office:value-type="string">
            <text:p text:style-name="P3">Comple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3T18:58:10.034253263</dc:date>
    <meta:editing-duration>PT38M2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4" meta:word-count="6" meta:character-count="43" meta:non-whitespace-character-count="41"/>
  </office:meta>
</office:document-meta>
</file>